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ltaMasses: Developers Guide</text:h>
      <text:p text:style-name="Standard"/>
      <text:p text:style-name="Standard">Install spybot. Run an update and a complete scan.</text:p>
      <text:p text:style-name="Standard"/>
      <text:p text:style-name="Standard">Install Java JDK Version 6 Update 10 or better</text:p>
      <text:p text:style-name="Standard"/>
      <text:p text:style-name="Standard">Make a folder</text:p>
      <text:p text:style-name="Standard">C:\Users\&lt;username&gt;\dvision-software</text:p>
      <text:p text:style-name="Standard"/>
      <text:p text:style-name="Standard">Get Eclipse Java EE Edition and put it into</text:p>
      <text:p text:style-name="Standard">C:\Users\&lt;username&gt;\dvision-software\eclipse</text:p>
      <text:p text:style-name="Standard"/>
      <text:p text:style-name="Standard">Workspace is </text:p>
      <text:p text:style-name="Standard">C:\Users\&lt;username&gt;\workspace</text:p>
      <text:p text:style-name="Standard"/>
      <text:p text:style-name="Standard">You may want to create a desktop shortcut to</text:p>
      <text:p text:style-name="Standard">C:\Users\&lt;username&gt;\dvision-software\eclipse</text:p>
      <text:p text:style-name="Standard"/>
      <text:p text:style-name="Standard">Install subclipse, 1.4, see</text:p>
      <text:p text:style-name="Standard">http://subclipse.tigris.org/install.html</text:p>
      <text:p text:style-name="Standard"/>
      <text:p text:style-name="Standard"/>
      <text:p text:style-name="Standard">In Eclipses Project Explorer:</text:p>
      <text:p text:style-name="Standard">Import deltaMasses via SVN,</text:p>
      <text:p text:style-name="Standard">https://chiralcomp.dlinkddns.com/svn/deltamasses/trunk</text:p>
      <text:p text:style-name="Standard">Ask <text:a xlink:type="simple" xlink:href="mailto:jari@detectorvision.com">jari@detectorvision.com</text:a> for a password.</text:p>
      <text:p text:style-name="Standard">Fr0xxE!</text:p>
      <text:p text:style-name="Standard"/>
      <text:p text:style-name="Standard"/>
      <text:p text:style-name="P1">If you get the error</text:p>
      <text:p text:style-name="P1">com.sun.tools.javac.Main is not on the classpath </text:p>
      <text:p text:style-name="P1">read more at</text:p>
      <text:p text:style-name="P1">http://java.sun.com/developer/JDCTec...03/tt0722.html</text:p>
      <text:p text:style-name="P1">Basically: Switch Java from JRE to JDk.</text:p>
      <text:p text:style-name="Standard"/>
      <text:p text:style-name="Standard"/>
      <text:p text:style-name="Standard"/>
      <text:p text:style-name="Standard">Install deltaMasses, ask <text:a xlink:type="simple" xlink:href="mailto:frank@detectorvision.com">frank@detectorvision.com</text:a> from where to get it.</text:p>
      <text:p text:style-name="Standard"/>
      <text:p text:style-name="Standard">Copy all images from </text:p>
      <text:p text:style-name="Standard">C:\detectorvision\deltaMasses\images</text:p>
      <text:p text:style-name="Standard">to </text:p>
      <text:p text:style-name="Standard">C:\Users\&lt;username&gt;\workspace\deltamasses\dist\images</text:p>
      <text:p text:style-name="Standard"/>
      <text:p text:style-name="Standard">Install open office</text:p>
      <text:p text:style-name="Standard"/>
      <text:p text:style-name="Standard">Install skype</text:p>
      <text:p text:style-name="Standard"/>
      <text:p text:style-name="Standard">install 7-zip from http://www.7-zip.org/</text:p>
      <text:p text:style-name="Standard"/>
      <text:p text:style-name="Standard">Check if a .pdf reader is installed. If not, get one.</text:p>
      <text:p text:style-name="Standard"/>
      <text:p text:style-name="Standard"><text:soft-page-break/>Install innosetup 5.2.3 from </text:p>
      <text:p text:style-name="Standard"><text:a xlink:type="simple" xlink:href="http://www.innosetup.com/isdl.php">http://www.innosetup.com/isdl.php</text:a></text:p>
      <text:p text:style-name="Standard"/>
      <text:p text:style-name="Standard"/>
      <text:p text:style-name="Standard"/>
      <text:p text:style-name="Standard"/>
      <text:p text:style-name="Standard">Run Configuration in Eclipse:</text:p>
      <text:p text:style-name="Standard">Set VM Arguments to</text:p>
      <text:p text:style-name="Standard">-Xmx512M -Xms512M -Dlog4j.configuration=file:"config\log4j.properties"</text:p>
      <text:p text:style-name="Standard"/>
      <text:p text:style-name="Standard">Set working directory to </text:p>
      <text:p text:style-name="Standard">${workspace_loc:deltaMasses/dist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Potthast Ruty</meta:initial-creator>
    <meta:creation-date>2008-11-28T10:55:03.83</meta:creation-date>
    <dc:date>2008-11-28T16:35:30.24</dc:date>
    <dc:creator>Frank Potthast Ruty</dc:creator>
    <meta:editing-duration>PT01H11M41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2" meta:paragraph-count="39" meta:word-count="147" meta:character-count="1338"/>
    <meta:user-defined meta:name="Info 1"/>
    <meta:user-defined meta:name="Info 2"/>
    <meta:user-defined meta:name="Info 3"/>
    <meta:user-defined meta:name="Info 4"/>
  </office:meta>
</office:document-meta>
</file>